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cbff"/>
    </style:style>
    <style:style style:name="P2" style:family="paragraph" style:parent-style-name="Standard">
      <style:text-properties officeooo:paragraph-rsid="001a5caa"/>
    </style:style>
    <style:style style:name="P3" style:family="paragraph" style:parent-style-name="Standard">
      <style:text-properties officeooo:rsid="001af791" officeooo:paragraph-rsid="001af791"/>
    </style:style>
    <style:style style:name="P4" style:family="paragraph" style:parent-style-name="Standard">
      <style:text-properties officeooo:rsid="001af791" officeooo:paragraph-rsid="002374f2"/>
    </style:style>
    <style:style style:name="P5" style:family="paragraph" style:parent-style-name="Standard">
      <style:text-properties officeooo:paragraph-rsid="001af791"/>
    </style:style>
    <style:style style:name="P6" style:family="paragraph" style:parent-style-name="Standard">
      <style:text-properties officeooo:rsid="001f9d60" officeooo:paragraph-rsid="001f9d60"/>
    </style:style>
    <style:style style:name="P7" style:family="paragraph" style:parent-style-name="Standard">
      <style:text-properties officeooo:rsid="0018cbff" officeooo:paragraph-rsid="0018cbff"/>
    </style:style>
    <style:style style:name="P8" style:family="paragraph" style:parent-style-name="Standard">
      <style:text-properties officeooo:rsid="001a5caa" officeooo:paragraph-rsid="001a5caa"/>
    </style:style>
    <style:style style:name="P9" style:family="paragraph" style:parent-style-name="Standard">
      <style:text-properties officeooo:rsid="001cf457" officeooo:paragraph-rsid="002374f2"/>
    </style:style>
    <style:style style:name="P10" style:family="paragraph" style:parent-style-name="Standard">
      <style:text-properties officeooo:rsid="001ed3a6" officeooo:paragraph-rsid="001af791"/>
    </style:style>
    <style:style style:name="P11" style:family="paragraph" style:parent-style-name="Standard">
      <style:text-properties officeooo:rsid="0026e574" officeooo:paragraph-rsid="0026e574"/>
    </style:style>
    <style:style style:name="P12" style:family="paragraph" style:parent-style-name="Standard">
      <style:text-properties fo:font-size="14pt" officeooo:rsid="0018cbff" officeooo:paragraph-rsid="0018cbff" style:font-size-asian="14pt" style:font-size-complex="14pt"/>
    </style:style>
    <style:style style:name="P13" style:family="paragraph" style:parent-style-name="Standard">
      <style:text-properties fo:font-size="14pt" officeooo:rsid="001a5caa" officeooo:paragraph-rsid="001a5caa" style:font-size-asian="14pt" style:font-size-complex="14pt"/>
    </style:style>
    <style:style style:name="P14" style:family="paragraph" style:parent-style-name="Standard">
      <style:text-properties officeooo:rsid="001cf457" officeooo:paragraph-rsid="00272cd6"/>
    </style:style>
    <style:style style:name="P15" style:family="paragraph" style:parent-style-name="Standard">
      <style:text-properties officeooo:rsid="00272cd6" officeooo:paragraph-rsid="00272cd6"/>
    </style:style>
    <style:style style:name="P16" style:family="paragraph" style:parent-style-name="Standard">
      <style:text-properties officeooo:rsid="001f9d60" officeooo:paragraph-rsid="002374f2"/>
    </style:style>
    <style:style style:name="T1" style:family="text">
      <style:text-properties officeooo:rsid="0021759f"/>
    </style:style>
    <style:style style:name="T2" style:family="text">
      <style:text-properties officeooo:rsid="002374f2"/>
    </style:style>
    <style:style style:name="T3" style:family="text">
      <style:text-properties officeooo:rsid="0026e574"/>
    </style:style>
    <style:style style:name="T4" style:family="text">
      <style:text-properties officeooo:rsid="00299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el <text:span text:style-name="T1">ć</text:span>wiczenia:</text:p>
      <text:p text:style-name="P7">Celem <text:s/>ćwiczenia była analiza różnych metod rozwiązywania problemu poprzez przeszukiwanie przestrzeni rozwiązań na przykładzie problemu komiwojażera.</text:p>
      <text:p text:style-name="P1"/>
      <text:p text:style-name="P8"/>
      <text:p text:style-name="P8"/>
      <text:p text:style-name="P13"><text:span text:style-name="T1">Ć</text:span>wiczenie</text:p>
      <text:p text:style-name="P8">Problem komiwojażera jest problemem koncentrującym się nad zagadnieniem optymalizacji. Jego głównym założeniem jest znalezienie najkrótszej drogi odwiedzającej wszystkie węzły grafu. </text:p>
      <text:p text:style-name="P8">W celu odwzorowania tego problemu utworzyłem sieć miast, których rozmieszczenie generowane jest przypadkowo. Posiadają one takie atrybuty jak współrzędne x, y oraz nazwę (w celu pomocniczym). Następnie dodałem możliwe algorytmy ich przeszukiwania:</text:p>
      <text:p text:style-name="P2"/>
      <text:p text:style-name="P3">Metoda ca<text:span text:style-name="T1">ł</text:span>kowitego przegl<text:span text:style-name="T1">ą</text:span>du:</text:p>
      <text:p text:style-name="P4">Jest najskuteczniejsz<text:span text:style-name="T3">ą</text:span> i najdłuższą metodą inaczej zwaną brute force. Metoda ta polega na generowaniu wszystkich możliwych permutacji zbioru (zgodnie ze wzorem n-1!), <text:s/>a następnie mozolnemu ich porównywaniu ze sobą, w celu wyboru najlepszego możliwego ustawienia. O ile nadaję się do prostych przykładów, to dla sieci złożonej z większej ilości węzłów (14) czas jej wykonania przekracza próg opłacalności. </text:p>
      <text:p text:style-name="P5"/>
      <text:p text:style-name="P9">1. Nie upraszcza w żaden sposób problemu, jej złożoność obliczeniowa rośnie wykładniczo.</text:p>
      <text:p text:style-name="P14">2. Gwarantuję najlepsze rozwiązanie</text:p>
      <text:p text:style-name="P15">3. Znajduję swoję zastosowanie gdy użycie innych metod jest niemożliwe</text:p>
      <text:p text:style-name="P3"/>
      <text:p text:style-name="P3">Metoda zachłanna:</text:p>
      <text:p text:style-name="P10"><text:span text:style-name="T3">Jest</text:span> podejście<text:span text:style-name="T3">m</text:span> optymaln<text:span text:style-name="T3">ym</text:span>. Ogranicza ono przestrzeń stanów poprzez zastosowanie prostej metody oceny węzłów na podstawie bieżącego kosztu. Takie rozwiązanie wybiera kolejno wszystkie najkrótsze ścieżki w grafie. </text:p>
      <text:p text:style-name="P6"/>
      <text:p text:style-name="P6">1. Jest to szybkie rozwi<text:span text:style-name="T2">ą</text:span>zanie</text:p>
      <text:p text:style-name="P6">2. Nie gwarantuję najlepszego wyniku</text:p>
      <text:p text:style-name="P6">3. W wi<text:span text:style-name="T2">ę</text:span>kszo<text:span text:style-name="T2">ś</text:span>ci prostych przypadk<text:span text:style-name="T2">ó</text:span>w jest wystarcz<text:span text:style-name="T2">a</text:span>j<text:span text:style-name="T2">ą</text:span>ce.</text:p>
      <text:p text:style-name="P3"/>
      <text:p text:style-name="P3">A* :</text:p>
      <text:p text:style-name="P16">Jest to algorytm do przeszukiwania grafów, który służy do znalezienia najkrótszej drogi z miejsca do miejsca. Opiera się na dwóch składowych. Pierwsza jest odpowiedzialna za bieżący koszt tak jak w algorytmie zachłannym. Drugą zaś jest heurystyka, która w optymistyczny sposób ocenia daną drogę <text:span text:style-name="T4">mierząc jej stopień przybliżania nas do celu</text:span>. Obydwie te części połączone dają bardzo dobre rezultaty. W programie podjąłem się próby zaimplementowania tego algorytmu. Niestety nie jest możliwe napisanie go do tego problemu bez stosownych modyfikacji sposobu liczenia heurystyki, bez której radzi sobie gorzej niż algorytm zachłanny.</text:p>
      <text:p text:style-name="P3"/>
      <text:p text:style-name="P6">1. Szybki <text:span text:style-name="T2">i niewymagający dużej ilości czasu procesora</text:span></text:p>
      <text:p text:style-name="P6">2. Zapewnia optymalne rozwi<text:span text:style-name="T2">ą</text:span>zanie.</text:p>
      <text:p text:style-name="P11">3. Gwarantuje najkrótsza ścieżk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09-17T23:24:48.665979812</meta:creation-date>
    <dc:date>2019-09-18T08:57:48.681172997</dc:date>
    <meta:editing-duration>PT28M56S</meta:editing-duration>
    <meta:editing-cycles>7</meta:editing-cycles>
    <meta:generator>LibreOffice/6.3.1.2$Linux_X86_64 LibreOffice_project/b79626edf0065ac373bd1df5c28bd630b4424273</meta:generator>
    <meta:document-statistic meta:table-count="0" meta:image-count="0" meta:object-count="0" meta:page-count="1" meta:paragraph-count="20" meta:word-count="309" meta:character-count="2333" meta:non-whitespace-character-count="2039"/>
  </office:meta>
</office:document-meta>
</file>